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544"/>
    </style:style>
    <style:style style:name="P2" style:family="paragraph" style:parent-style-name="Standard" style:list-style-name="L1">
      <style:text-properties officeooo:rsid="001b8544" officeooo:paragraph-rsid="001b85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aceCommentaire</text:p>
      <text:p text:style-name="P1"/>
      <text:list xml:id="list610934210" text:style-name="L1">
        <text:list-item>
          <text:p text:style-name="P2">Bastien qui essaie d’etre anonyme sur faceboo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7:15:50.666969024</meta:creation-date>
    <dc:date>2018-09-29T17:16:24.674571559</dc:date>
    <meta:editing-duration>PT39S</meta:editing-duration>
    <meta:editing-cycles>1</meta:editing-cycles>
    <meta:document-statistic meta:table-count="0" meta:image-count="0" meta:object-count="0" meta:page-count="1" meta:paragraph-count="2" meta:word-count="9" meta:character-count="64" meta:non-whitespace-character-count="58"/>
    <meta:generator>LibreOffice/6.0.3.2$Linux_X86_64 LibreOffice_project/00m0$Build-2</meta:generator>
  </office:meta>
</office:document-meta>
</file>